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Liberation Sans Narrow" svg:font-family="Liberation Sans Narrow"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3" style:num-format="1" text:display-levels="3">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4" style:num-format="1" text:display-levels="4">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5" style:num-format="1" text:display-levels="5">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6" style:num-format="1" text:display-levels="6">
        <style:list-level-properties text:space-before="0.2083in" text:min-label-width="1.25in" text:list-level-position-and-space-mode="label-alignment">
          <style:list-level-label-alignment text:label-followed-by="listtab" fo:margin-left="1.4583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916in" text:min-label-width="1.75in" text:list-level-position-and-space-mode="label-alignment">
          <style:list-level-label-alignment text:label-followed-by="listtab" fo:margin-left="2.0416in" fo:text-indent="-1.75in"/>
        </style:list-level-properties>
      </text:list-level-style-number>
      <text:list-level-style-number text:level="9" style:num-format="1" text:display-levels="9">
        <style:list-level-properties text:space-before="0.3333in" text:min-label-width="2in" text:list-level-position-and-space-mode="label-alignment">
          <style:list-level-label-alignment text:label-followed-by="listtab" fo:margin-left="2.3333in" fo:text-indent="-2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style:style>
    <style:style style:name="TableColumn4" style:family="table-column">
      <style:table-column-properties style:column-width="6.7013in" style:use-optimal-column-width="false"/>
    </style:style>
    <style:style style:name="Table3" style:family="table">
      <style:table-properties style:width="6.7013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0381in" fo:padding-left="0.0381in" fo:padding-bottom="0.0381in" fo:padding-right="0.0381in"/>
    </style:style>
    <style:style style:name="P7" style:parent-style-name="TableContents" style:family="paragraph">
      <style:paragraph-properties fo:text-align="center"/>
      <style:text-properties fo:font-weight="bold" style:font-weight-asian="bold" style:font-weight-complex="bold" fo:font-size="28pt" style:font-size-asian="28pt" style:font-size-complex="28pt"/>
    </style:style>
    <style:style style:name="TableRow8" style:family="table-row">
      <style:table-row-properties style:use-optimal-row-height="false"/>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center"/>
    </style:style>
    <style:style style:name="T11" style:parent-style-name="DefaultParagraphFont" style:family="text">
      <style:text-properties fo:font-weight="bold" style:font-weight-asian="bold" style:font-weight-complex="bold" fo:font-size="48pt" style:font-size-asian="48pt" style:font-size-complex="48pt"/>
    </style:style>
    <style:style style:name="TableRow12" style:family="table-row">
      <style:table-row-properties style:use-optimal-row-height="false"/>
    </style:style>
    <style:style style:name="TableCell13" style:family="table-cell">
      <style:table-cell-properties fo:border="none" style:writing-mode="lr-tb" fo:padding-top="0.0381in" fo:padding-left="0.0381in" fo:padding-bottom="0.0381in" fo:padding-right="0.0381in"/>
    </style:style>
    <style:style style:name="P14" style:parent-style-name="Standard" style:family="paragraph">
      <style:paragraph-properties fo:text-align="center"/>
      <style:text-properties fo:font-weight="bold" style:font-weight-asian="bold" style:font-weight-complex="bold" fo:font-size="14pt" style:font-size-asian="14pt" style:font-size-complex="14pt"/>
    </style:style>
    <style:style style:name="P15" style:parent-style-name="Standard" style:family="paragraph">
      <style:paragraph-properties fo:text-align="center"/>
      <style:text-properties fo:font-weight="bold" style:font-weight-asian="bold" style:font-weight-complex="bold" fo:font-size="14pt" style:font-size-asian="14pt" style:font-size-complex="14pt"/>
    </style:style>
    <style:style style:name="P16" style:parent-style-name="Standard" style:family="paragraph">
      <style:paragraph-properties fo:text-align="center"/>
      <style:text-properties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style:style>
    <style:style style:name="P19" style:parent-style-name="Normal" style:family="paragraph">
      <style:paragraph-properties fo:break-before="page" fo:line-height="100%"/>
      <style:text-properties fo:hyphenate="true"/>
    </style:style>
    <style:style style:name="P20" style:parent-style-name="Standard" style:family="paragraph">
      <style:text-properties fo:font-weight="bold" style:font-weight-asian="bold" style:font-weight-complex="bold" fo:font-size="18pt" style:font-size-asian="18pt" style:font-size-complex="18pt"/>
    </style:style>
    <style:style style:name="P21" style:parent-style-name="Standard" style:family="paragraph">
      <style:text-properties fo:font-size="14pt" style:font-size-asian="14pt" style:font-size-complex="14pt"/>
    </style:style>
    <style:style style:name="P22" style:parent-style-name="TOC1" style:family="paragraph">
      <style:paragraph-properties>
        <style:tab-stops>
          <style:tab-stop style:type="left" style:position="0.2777in"/>
          <style:tab-stop style:type="right" style:leader-style="dotted" style:leader-text="." style:position="6.6944in"/>
        </style:tab-stops>
      </style:paragraph-properties>
    </style:style>
    <style:style style:name="T2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4"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6"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8"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0"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3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2"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3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4"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3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6" style:parent-style-name="Heading1" style:list-style-name="Outline" style:family="paragraph">
      <style:paragraph-properties fo:break-before="page"/>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Normal" style:family="paragraph">
      <style:paragraph-properties fo:text-indent="0.5in"/>
    </style:style>
    <style:style style:name="P43" style:parent-style-name="ListParagraph" style:list-style-name="LFO3" style:family="paragraph"/>
    <style:style style:name="P44" style:parent-style-name="ListParagraph" style:list-style-name="LFO3" style:family="paragraph"/>
    <style:style style:name="P45" style:parent-style-name="Style1" style:family="paragraph">
      <style:text-properties fo:font-size="4pt" style:font-size-asian="4pt" style:font-size-complex="4pt"/>
    </style:style>
    <style:style style:name="T46" style:parent-style-name="DefaultParagraphFont" style:family="text">
      <style:text-properties fo:color="#4472C4"/>
    </style:style>
    <style:style style:name="T47" style:parent-style-name="DefaultParagraphFont" style:family="text">
      <style:text-properties fo:color="#4472C4"/>
    </style:style>
    <style:style style:name="T48" style:parent-style-name="DefaultParagraphFont" style:family="text">
      <style:text-properties fo:color="#4472C4"/>
    </style:style>
    <style:style style:name="P49" style:parent-style-name="Style1" style:family="paragraph">
      <style:text-properties fo:font-size="4pt" style:font-size-asian="4pt" style:font-size-complex="4pt"/>
    </style:style>
    <style:style style:name="T50" style:parent-style-name="DefaultParagraphFont" style:family="text">
      <style:text-properties fo:color="#4472C4"/>
    </style:style>
    <style:style style:name="T51" style:parent-style-name="DefaultParagraphFont" style:family="text">
      <style:text-properties fo:color="#4472C4"/>
    </style:style>
    <style:style style:name="T52" style:parent-style-name="DefaultParagraphFont" style:family="text">
      <style:text-properties fo:color="#4472C4"/>
    </style:style>
    <style:style style:name="P53" style:parent-style-name="Style1" style:family="paragraph">
      <style:text-properties fo:font-size="4pt" style:font-size-asian="4pt" style:font-size-complex="4pt"/>
    </style:style>
    <style:style style:name="P54" style:parent-style-name="Style1" style:family="paragraph">
      <style:text-properties fo:font-size="4pt" style:font-size-asian="4pt" style:font-size-complex="4pt"/>
    </style:style>
    <style:style style:name="T55" style:parent-style-name="DefaultParagraphFont" style:family="text">
      <style:text-properties fo:font-weight="bold" style:font-weight-asian="bold" style:font-weight-complex="bold"/>
    </style:style>
    <style:style style:name="P56" style:parent-style-name="Normal" style:family="paragraph">
      <style:text-properties style:font-name="Liberation Mono" fo:font-size="8pt" style:font-size-asian="8pt" style:font-size-complex="8pt"/>
    </style:style>
    <style:style style:name="P57" style:parent-style-name="Style1" style:family="paragraph">
      <style:text-properties fo:font-size="4pt" style:font-size-asian="4pt" style:font-size-complex="4pt"/>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color="#4472C4"/>
    </style:style>
    <style:style style:name="P60" style:parent-style-name="Style1" style:family="paragraph">
      <style:text-properties fo:font-size="4pt" style:font-size-asian="4pt" style:font-size-complex="4pt"/>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color="#4472C4"/>
    </style:style>
    <style:style style:name="T63" style:parent-style-name="DefaultParagraphFont" style:family="text">
      <style:text-properties fo:color="#4472C4"/>
    </style:style>
    <style:style style:name="T64" style:parent-style-name="DefaultParagraphFont" style:family="text">
      <style:text-properties fo:color="#4472C4"/>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color="#4472C4"/>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color="#4472C4"/>
    </style:style>
    <style:style style:name="P69" style:parent-style-name="Style1" style:family="paragraph">
      <style:text-properties fo:font-size="4pt" style:font-size-asian="4pt" style:font-size-complex="4pt"/>
    </style:style>
    <style:style style:name="P70" style:parent-style-name="Style1" style:family="paragraph">
      <style:text-properties fo:font-size="4pt" style:font-size-asian="4pt" style:font-size-complex="4pt"/>
    </style:style>
    <style:style style:name="T71" style:parent-style-name="DefaultParagraphFont" style:family="text">
      <style:text-properties fo:color="#4472C4"/>
    </style:style>
    <style:style style:name="T72" style:parent-style-name="DefaultParagraphFont" style:family="text">
      <style:text-properties fo:font-weight="bold" style:font-weight-asian="bold" style:font-weight-complex="bold"/>
    </style:style>
    <style:style style:name="P73" style:parent-style-name="Style1" style:family="paragraph">
      <style:text-properties fo:font-size="4pt" style:font-size-asian="4pt" style:font-size-complex="4pt"/>
    </style:style>
    <style:style style:name="P74" style:parent-style-name="Style1" style:family="paragraph">
      <style:text-properties fo:font-size="8pt" style:font-size-asian="8pt" style:font-size-complex="8pt"/>
    </style:style>
    <style:style style:name="P75" style:parent-style-name="Style1" style:family="paragraph">
      <style:text-properties fo:font-size="8pt" style:font-size-asian="8pt" style:font-size-complex="8pt"/>
    </style:style>
    <style:style style:name="P76" style:parent-style-name="Style1" style:family="paragraph">
      <style:text-properties fo:font-size="8pt" style:font-size-asian="8pt" style:font-size-complex="8pt"/>
    </style:style>
    <style:style style:name="P77" style:parent-style-name="Style1" style:family="paragraph">
      <style:text-properties fo:font-size="4pt" style:font-size-asian="4pt" style:font-size-complex="4pt"/>
    </style:style>
    <style:style style:name="P78" style:parent-style-name="Style1" style:family="paragraph">
      <style:text-properties fo:font-size="4pt" style:font-size-asian="4pt" style:font-size-complex="4pt"/>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color="#4472C4"/>
    </style:style>
    <style:style style:name="T81" style:parent-style-name="DefaultParagraphFont" style:family="text">
      <style:text-properties fo:color="#000000"/>
    </style:style>
    <style:style style:name="T82" style:parent-style-name="DefaultParagraphFont" style:family="text">
      <style:text-properties fo:color="#4472C4"/>
    </style:style>
    <style:style style:name="T83" style:parent-style-name="DefaultParagraphFont" style:family="text">
      <style:text-properties fo:color="#000000"/>
    </style:style>
    <style:style style:name="T84" style:parent-style-name="DefaultParagraphFont" style:family="text">
      <style:text-properties fo:color="#4472C4"/>
    </style:style>
    <style:style style:name="T85" style:parent-style-name="DefaultParagraphFont" style:family="text">
      <style:text-properties fo:color="#4472C4"/>
    </style:style>
    <style:style style:name="P86" style:parent-style-name="Style1" style:family="paragraph">
      <style:text-properties fo:font-size="4pt" style:font-size-asian="4pt" style:font-size-complex="4pt"/>
    </style:style>
    <style:style style:name="T87" style:parent-style-name="DefaultParagraphFont" style:family="text">
      <style:text-properties fo:color="#4472C4"/>
    </style:style>
    <style:style style:name="T88" style:parent-style-name="DefaultParagraphFont" style:family="text">
      <style:text-properties fo:color="#0070C0"/>
    </style:style>
    <style:style style:name="T89" style:parent-style-name="DefaultParagraphFont" style:family="text">
      <style:text-properties fo:color="#0070C0"/>
    </style:style>
    <style:style style:name="T90" style:parent-style-name="DefaultParagraphFont" style:family="text">
      <style:text-properties fo:color="#0070C0"/>
    </style:style>
    <style:style style:name="P91" style:parent-style-name="Style1" style:family="paragraph">
      <style:text-properties fo:font-size="4pt" style:font-size-asian="4pt" style:font-size-complex="4pt"/>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color="#4472C4"/>
    </style:style>
    <style:style style:name="T94" style:parent-style-name="DefaultParagraphFont" style:family="text">
      <style:text-properties fo:color="#000000"/>
    </style:style>
    <style:style style:name="T95" style:parent-style-name="DefaultParagraphFont" style:family="text">
      <style:text-properties fo:color="#4472C4"/>
    </style:style>
    <style:style style:name="T96" style:parent-style-name="DefaultParagraphFont" style:family="text">
      <style:text-properties fo:color="#000000"/>
    </style:style>
    <style:style style:name="T97" style:parent-style-name="DefaultParagraphFont" style:family="text">
      <style:text-properties fo:color="#4472C4"/>
    </style:style>
    <style:style style:name="T98" style:parent-style-name="DefaultParagraphFont" style:family="text">
      <style:text-properties fo:color="#4472C4"/>
    </style:style>
    <style:style style:name="P99" style:parent-style-name="Style1" style:family="paragraph">
      <style:text-properties fo:font-size="4pt" style:font-size-asian="4pt" style:font-size-complex="4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
        <table:table-columns>
          <table:table-column table:style-name="TableColumn4"/>
        </table:table-columns>
        <table:table-row table:style-name="TableRow5">
          <table:table-cell table:style-name="TableCell6">
            <text:p text:style-name="P7">SmartMet Server</text:p>
          </table:table-cell>
        </table:table-row>
        <table:table-row table:style-name="TableRow8">
          <table:table-cell table:style-name="TableCell9">
            <text:p text:style-name="P10"><text:span text:style-name="T11">radon2smartmet</text:span></text:p>
          </table:table-cell>
        </table:table-row>
        <table:table-row table:style-name="TableRow12">
          <table:table-cell table:style-name="TableCell13">
            <text:p text:style-name="P14"/>
            <text:p text:style-name="P15"/>
            <text:p text:style-name="P16">Finnish Meteorological Institute</text:p>
            <text:p text:style-name="P17"/>
            <text:p text:style-name="P18">2022-01-03</text:p>
          </table:table-cell>
        </table:table-row>
      </table:table>
      <text:p text:style-name="Standard"/>
      <text:p text:style-name="P19"/>
      <text:p text:style-name="Standard"/>
      <text:p text:style-name="P20">TABLE OF<text:s/>CONTENTS</text:p>
      <text:p text:style-name="P21"/>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text:a xlink:href="#_Toc92097826" office:target-frame-name="_top" xlink:show="replace"><text:span text:style-name="Hyperlink">1</text:span><text:span text:style-name="T23"><text:tab/></text:span><text:span text:style-name="Hyperlink">RADON2SMARTMET</text:span><text:tab/>3</text:a></text:p>
          <text:p text:style-name="P24"><text:a xlink:href="#_Toc92097827" office:target-frame-name="_top" xlink:show="replace"><text:span text:style-name="Hyperlink">1.1</text:span><text:span text:style-name="T25"><text:tab/></text:span><text:span text:style-name="Hyperlink">Introduction</text:span><text:tab/>3</text:a></text:p>
          <text:p text:style-name="P26"><text:a xlink:href="#_Toc92097828" office:target-frame-name="_top" xlink:show="replace"><text:span text:style-name="Hyperlink">1.2</text:span><text:span text:style-name="T27"><text:tab/></text:span><text:span text:style-name="Hyperlink">Execution</text:span><text:tab/>3</text:a></text:p>
          <text:p text:style-name="P28"><text:a xlink:href="#_Toc92097829" office:target-frame-name="_top" xlink:show="replace"><text:span text:style-name="Hyperlink">1.3</text:span><text:span text:style-name="T29"><text:tab/></text:span><text:span text:style-name="Hyperlink">Configuration</text:span><text:tab/>3</text:a></text:p>
          <text:p text:style-name="P30"><text:a xlink:href="#_Toc92097830" office:target-frame-name="_top" xlink:show="replace"><text:span text:style-name="Hyperlink">1.3.1</text:span><text:span text:style-name="T31"><text:tab/></text:span><text:span text:style-name="Hyperlink">Content Source parameters</text:span><text:tab/>3</text:a></text:p>
          <text:p text:style-name="P32"><text:a xlink:href="#_Toc92097831" office:target-frame-name="_top" xlink:show="replace"><text:span text:style-name="Hyperlink">1.3.2</text:span><text:span text:style-name="T33"><text:tab/></text:span><text:span text:style-name="Hyperlink">Content Storage parameters</text:span><text:tab/>4</text:a></text:p>
          <text:p text:style-name="P34"><text:a xlink:href="#_Toc92097832" office:target-frame-name="_top" xlink:show="replace"><text:span text:style-name="Hyperlink">1.3.3</text:span><text:span text:style-name="T35"><text:tab/></text:span><text:span text:style-name="Hyperlink">Logs</text:span><text:tab/>5</text:a></text:p>
        </text:index-body>
      </text:table-of-content>
      <text:p text:style-name="Standard"/>
      <text:p text:style-name="Normal"><text:bookmark-start text:name="__RefHeading___Toc904_1450398113"/></text:p>
      <text:h text:style-name="P36" text:outline-level="1"><text:bookmark-start text:name="_Toc92097826"/><text:bookmark-end text:name="__RefHeading___Toc904_1450398113"/><text:soft-page-break/>RADON2SMARTMET<text:bookmark-end text:name="_Toc92097826"/></text:h>
      <text:h text:style-name="Heading2" text:outline-level="2"><text:bookmark-start text:name="__RefHeading___Toc11986_680085850"/><text:bookmark-start text:name="_Toc92097827"/>Introduction<text:bookmark-end text:name="__RefHeading___Toc11986_680085850"/><text:bookmark-end text:name="_Toc92097827"/></text:h>
      <text:p text:style-name="Normal">The Content Storage is a database that contains information about the available producers, generations, files and grids.<text:s/>The SmartMet Server<text:s/>uses<text:s/>this information<text:s/>in order to find correct data for the requests.</text:p>
      <text:p text:style-name="Normal"/>
      <text:p text:style-name="Normal">Finnish Meteorological Institute uses the "<text:span text:style-name="T37">radon2smartmet</text:span>" application in order to keep the Content Storage up to date. <text:s/>This application just updates the Content Storage according to information that it gets from the other FMI's internal database (Radon). Unfortunately, this application is useless for the users who do not have the Radon database.</text:p>
      <text:p text:style-name="Normal"/>
      <text:h text:style-name="Heading2" text:outline-level="2"><text:bookmark-start text:name="_Toc92097828"/>Execution<text:bookmark-end text:name="_Toc92097828"/></text:h>
      <text:p text:style-name="Normal">The "<text:span text:style-name="T38">radon2smartmet</text:span>" application is usually executed in a loop, because it tries to keep the Content Storage up to data all the time. Each loop updates the Content Storage according the current available Radon information. The point is that the information in Radon changes all the time and these<text:s/>changes<text:s/>need to<text:s/>be updated to the Content Storage as well.</text:p>
      <text:p text:style-name="Normal"/>
      <text:p text:style-name="Normal">The "<text:span text:style-name="T39">radon2smartmet</text:span>" application is<text:s/>started with two parameters. The first parameter is<text:s/>the<text:s/>name of the application’s main configuration file. The second parameter is the wait time between the update loops (expressed in seconds). If the wait time is zero then the loop is executed only once.</text:p>
      <text:p text:style-name="Normal"/>
      <text:p text:style-name="Normal"><text:tab/><text:span text:style-name="T40">radon2smartmet</text:span><text:s/>&lt;configurationFile&gt; &lt;loopWaitTimeInSeconds&gt;</text:p>
      <text:p text:style-name="Normal"/>
      <text:h text:style-name="Heading2" text:outline-level="2"><text:bookmark-start text:name="_Toc92097829"/>Configuration<text:bookmark-end text:name="_Toc92097829"/></text:h>
      <text:p text:style-name="Normal">The main configuration file of the "<text:span text:style-name="T41">radon2smartmet</text:span>" application<text:s/>is a simple text file that uses JSON syntax.<text:s/>It can use the same “special features” that was used in the grid-engine’s main configuration file (see the “grid-engine.pdf” document).<text:s/>For example, it can import definitions (like passwords, connection parameters, etc.) from other files. It can also use values of environmental parameters.</text:p>
      <text:p text:style-name="Normal"/>
      <text:p text:style-name="Normal">The configuration file contains two main sections:<text:s/></text:p>
      <text:p text:style-name="P42"/>
      <text:list text:style-name="LFO3" text:continue-numbering="true">
        <text:list-item>
          <text:p text:style-name="P43">Content Source parameters (=&gt; Radon)<text:s/></text:p>
        </text:list-item>
        <text:list-item>
          <text:p text:style-name="P44">Content Storage parameters (=&gt; Redis)</text:p>
        </text:list-item>
      </text:list>
      <text:p text:style-name="Normal"/>
      <text:h text:style-name="Heading3" text:outline-level="3"><text:bookmark-start text:name="_Toc92097830"/>Content Source<text:s/>parameters<text:bookmark-end text:name="_Toc92097830"/></text:h>
      <text:p text:style-name="Normal">In this case the Content Source is the Radon database, which is a PostgreSql database.<text:s/>The Content Source can be configured like this:</text:p>
      <text:p text:style-name="Normal"/>
      <text:p text:style-name="P45"/>
      <text:p text:style-name="Style1"><text:s text:c="2"/><text:tab/>content-source :</text:p>
      <text:p text:style-name="Style1"><text:s text:c="2"/><text:tab/>{</text:p>
      <text:p text:style-name="Style1"><text:s text:c="4"/><text:tab/><text:span text:style-name="T46">source-id<text:s/></text:span>= 100 <text:s text:c="3"/></text:p>
      <text:p text:style-name="Style1"><text:s text:c="4"/><text:tab/><text:span text:style-name="T47">producerFile<text:s/></text:span>= "%(DIR)/producers.cfg"</text:p>
      <text:p text:style-name="Style1"><text:s text:c="4"/></text:p>
      <text:p text:style-name="Style1"><text:s text:c="4"/><text:tab/>radon :</text:p>
      <text:p text:style-name="Style1"><text:s text:c="4"/><text:tab/>{</text:p>
      <text:p text:style-name="Style1"><text:s text:c="6"/><text:tab/><text:tab/><text:span text:style-name="T48">connection-string</text:span><text:s/>=<text:s/>"host=radon.fmi.fi dbname=radon user=uuuuuu<text:s/>password=xxxxxxxxxxxxxxxxx"</text:p>
      <text:p text:style-name="Style1"><text:s text:c="4"/><text:tab/>}</text:p>
      <text:p text:style-name="Style1"><text:s text:c="2"/>} <text:s/></text:p>
      <text:p text:style-name="P49"/>
      <text:p text:style-name="Normal"/>
      <text:p text:style-name="Normal">The “<text:span text:style-name="T50">connection-string</text:span>” parameter is need in order to define connection to Radon database, which is a PostgreSql database.</text:p>
      <text:p text:style-name="Normal"/>
      <text:soft-page-break/>
      <text:p text:style-name="Normal">The “<text:span text:style-name="T51">source-id</text:span>” parameter is<text:s/>a random number that<text:s/>is used in the Content Storage for identifying the source of the different data.<text:s/>The point is that the content information can come from multiple sources and<text:s/>we should be able to mark this data in such<text:s/>way<text:s/>that we can easily separate it from the other data. For example, we can easily remove data<text:s/>coming from source X.</text:p>
      <text:p text:style-name="Normal"/>
      <text:p text:style-name="Normal">The “<text:span text:style-name="T52">producerFile</text:span>” parameter is used for defining<text:s/>a file that contains a list of<text:s/>producers<text:s/>that<text:s/>we want to<text:s/>update in<text:s/>the Content Storage. The point is that the<text:s/>Radon database might contain hundreds of different producers and we do not necessary<text:s/>need them all.<text:s/>The current producer file might look like this:</text:p>
      <text:p text:style-name="Normal"/>
      <text:p text:style-name="P53"/>
      <text:p text:style-name="Style1"><text:tab/>ECG,ECGMTA;1;2;1</text:p>
      <text:p text:style-name="Style1"><text:tab/>HL2;0;3;2</text:p>
      <text:p text:style-name="Style1"><text:tab/>SMARTMET,SMARTMETMTA;1;1;1</text:p>
      <text:p text:style-name="Style1"><text:tab/>ECGERA5;10;100</text:p>
      <text:p text:style-name="Style1"><text:tab/>ECMOS2;0;3;5</text:p>
      <text:p text:style-name="P54"/>
      <text:p text:style-name="Normal"/>
      <text:p text:style-name="Normal">The producer file contains four fields (separated by ‘;’).</text:p>
      <text:p text:style-name="Normal"/>
      <text:p text:style-name="Normal">The first field contains one or multiple producer names (separated by ‘,’). Multiple producer names are written on the same line when there is a need to synchronize<text:s/>the publishing of the<text:s/>generations belonging to<text:s/>these<text:s/>producers.<text:s/>The idea is that generations<text:s/>can be<text:s/>published only if all synchronized producers have the same generation available.<text:s/>This<text:s/>might be necessary<text:s/>if the generations have<text:s/>remarkable<text:s/>relationships<text:s/>or dependencies<text:s/>from each other.<text:s/>For example, ECGMTA generations are usually calculated from the<text:s/>ECG<text:s/>generations, which means that<text:s/>these generations<text:s/>are<text:s/>related to each other.<text:s/></text:p>
      <text:p text:style-name="Normal"/>
      <text:p text:style-name="Normal">The second field is used for activating this synchronization (1 = enabled, 0 = disabled).</text:p>
      <text:p text:style-name="Normal"/>
      <text:p text:style-name="Normal">The third field indicates the update starting order (= loop index number) of the current producer(s). The point is that there might be a need to update some producers immediately when the “radon2smartmet” application is started. On the other hand,<text:s/>some producers can wait this update a little bit longer.</text:p>
      <text:p text:style-name="Normal"/>
      <text:p text:style-name="Normal">The fourth field indicates the update interval of the current producer expressed in loop numbers. Value 1 means that the producer must be update every time when the loop is executed, value 2 means that the producer must be updated every second time when the loop is executed, and so on.</text:p>
      <text:p text:style-name="Normal"/>
      <text:h text:style-name="Heading3" text:outline-level="3"><text:bookmark-start text:name="__RefHeading___Toc5148_2387153748"/><text:bookmark-start text:name="_Toc92097831"/>Co<text:bookmark-end text:name="__RefHeading___Toc5148_2387153748"/>ntent Storage<text:s/>parameters<text:bookmark-end text:name="_Toc92097831"/></text:h>
      <text:p text:style-name="Normal">The<text:s/>"<text:span text:style-name="T55">radon2smartmet</text:span>" application<text:s/>can connect to the Content Storage in different ways. When the Content Storage is<text:s/>a<text:s/>Redis database then the simplest way to<text:s/>use<text:s/>Redis<text:s/>is<text:s/>via<text:s/>its<text:s/>TCP connection.<text:s/>If the Content Storage is a CORBA-server then we just need to define its IOR (International Object Reference).<text:s/>The Content Storage can be also a HTTP-server, which means that we need to define its URL.</text:p>
      <text:p text:style-name="Normal"/>
      <text:p text:style-name="Normal">The configuration of the<text:s/>Content Storage connection<text:s/>is quite easy (especially if the current Content Storage is already up and running). First,<text:s/>we need to define the type of the<text:s/>Content Storage<text:s/>and after that we just fill the configuration parameters related to the current type.</text:p>
      <text:p text:style-name="Normal"/>
      <text:p text:style-name="Normal">For example, if we select the type to be "redis" then we just fill the rest of the "redis" related parameters and ignore parameters related to other types (corba, http, file).<text:s/></text:p>
      <text:p text:style-name="P56"/>
      <text:p text:style-name="P57"/>
      <text:p text:style-name="Style1"><text:s text:c="2"/><text:tab/><text:span text:style-name="T58">content-storage</text:span><text:s text:c="2"/>:<text:s/></text:p>
      <text:p text:style-name="Style1"><text:s text:c="2"/><text:tab/>{</text:p>
      <text:p text:style-name="Style1"><text:s text:c="4"/><text:tab/># Content storage type (redis/corba/http) <text:s text:c="3"/></text:p>
      <text:p text:style-name="Style1"><text:s text:c="4"/><text:tab/><text:span text:style-name="T59">type<text:s/></text:span>= "redis"</text:p>
      <text:p text:style-name="P60"/>
      <text:p text:style-name="Style1"><text:s text:c="4"/><text:tab/><text:span text:style-name="T61">redis</text:span><text:s/>:</text:p>
      <text:p text:style-name="Style1"><text:s text:c="4"/><text:tab/>{</text:p>
      <text:p text:style-name="Style1"><text:s text:c="6"/><text:tab/><text:tab/><text:span text:style-name="T62">address</text:span><text:s text:c="6"/>= "127.0.0.1"</text:p>
      <text:p text:style-name="Style1"><text:s text:c="6"/><text:tab/><text:tab/><text:span text:style-name="T63">port</text:span><text:s text:c="9"/><text:tab/>=<text:s/><text:s/>6379</text:p>
      <text:p text:style-name="Style1"><text:s text:c="6"/><text:tab/><text:tab/><text:span text:style-name="T64">tablePrefix</text:span><text:s text:c="2"/>= "a."</text:p>
      <text:p text:style-name="Style1"><text:s text:c="4"/><text:tab/>}</text:p>
      <text:p text:style-name="Style1"><text:s text:c="4"/></text:p>
      <text:soft-page-break/>
      <text:p text:style-name="Style1"><text:s text:c="4"/><text:tab/></text:p>
      <text:p text:style-name="Style1"><text:tab/><text:tab/><text:span text:style-name="T65">corba</text:span><text:s/>:</text:p>
      <text:p text:style-name="Style1"><text:s text:c="4"/><text:tab/>{</text:p>
      <text:p text:style-name="Style1"><text:s text:c="6"/><text:tab/><text:tab/><text:span text:style-name="T66">ior <text:s text:c="9"/></text:span><text:tab/>= "$(CORBA_CONTENT_SERVER_IOR)"</text:p>
      <text:p text:style-name="Style1"><text:s text:c="4"/><text:tab/>}</text:p>
      <text:p text:style-name="Style1"/>
      <text:p text:style-name="Style1"><text:s text:c="4"/><text:tab/><text:span text:style-name="T67">http</text:span><text:s/>:</text:p>
      <text:p text:style-name="Style1"><text:s text:c="4"/><text:tab/>{</text:p>
      <text:p text:style-name="Style1"><text:s text:c="6"/><text:tab/><text:tab/><text:span text:style-name="T68">url</text:span><text:s text:c="10"/><text:tab/>= "$(HTTP_CONTENT_SERVER_URL)"</text:p>
      <text:p text:style-name="Style1"><text:s text:c="4"/><text:tab/>} <text:s text:c="3"/></text:p>
      <text:p text:style-name="Style1"><text:s text:c="2"/><text:tab/>}</text:p>
      <text:p text:style-name="P69"/>
      <text:p text:style-name="P70"/>
      <text:p text:style-name="Normal"><text:bookmark-start text:name="__RefHeading___Toc5154_2387153748"/></text:p>
      <text:p text:style-name="Normal">The same Radon database can be used by multiple SmartMet Server installations. The “<text:span text:style-name="T71">tablePrefix</text:span>” parameter is used in order to separate different installations. It is a kind of “namespace” definition that is added in the beginning of table names. For example, the SmartMet Sever uses table names like “producers”, “generations”, “files”, “content”, etc. Because the Radon database does not contain namespace definitions itself, we just add the “table prefix” on the front of these table names (=&gt;<text:s/>“a.producers”, “a.generations”, etc.).</text:p>
      <text:p text:style-name="Normal"/>
      <text:h text:style-name="Heading3" text:outline-level="3"><text:bookmark-start text:name="_Toc92097832"/>Logs<text:bookmark-end text:name="__RefHeading___Toc5154_2387153748"/><text:bookmark-end text:name="_Toc92097832"/></text:h>
      <text:p text:style-name="Normal">The<text:s/>“<text:span text:style-name="T72">radon2smartmet</text:span>” application has<text:s/>two different logs: 1) the processing log and 2) the debug log</text:p>
      <text:p text:style-name="Normal"/>
      <text:p text:style-name="Normal">The processing log is<text:s/>a formal log that shows starting times of different processing phases.<text:s/>The processing log looks like this:</text:p>
      <text:p text:style-name="Normal"/>
      <text:p text:style-name="P73"/>
      <text:p text:style-name="P74"><text:tab/>[2021-11-30/10:23:54][160][PRODUCER-ADD;OK;SMARTMET]</text:p>
      <text:p text:style-name="P75"><text:tab/>[2021-11-30/10:23:54][161][GENERATION-ADD;OK;SMARTMET:20211129T000000]</text:p>
      <text:p text:style-name="P76"><text:tab/>[2021-11-30/10:23:55][162][GENERATION-ADD;OK;SMARTMET:20211130T000000]</text:p>
      <text:p text:style-name="P77"><text:tab/></text:p>
      <text:p text:style-name="Normal"/>
      <text:p text:style-name="Normal">The processing log can be enabled<text:s/>in the main configuration file.</text:p>
      <text:p text:style-name="Normal"/>
      <text:p text:style-name="P78"/>
      <text:p text:style-name="Style1"><text:tab/><text:span text:style-name="T79">processing-log</text:span><text:s/>:</text:p>
      <text:p text:style-name="Style1"><text:tab/>{</text:p>
      <text:p text:style-name="Style1"><text:s text:c="3"/><text:tab/><text:tab/><text:span text:style-name="T80">enabled</text:span><text:s text:c="6"/><text:tab/><text:tab/>=<text:s/><text:span text:style-name="T81">true</text:span></text:p>
      <text:p text:style-name="Style1"><text:s text:c="4"/><text:tab/><text:span text:style-name="T82">file</text:span><text:s text:c="3"/><text:tab/><text:tab/><text:tab/>= "/<text:span text:style-name="T83">tmp</text:span>/radon2smartmet_processing.log"</text:p>
      <text:p text:style-name="Style1"><text:s text:c="4"/><text:tab/><text:span text:style-name="T84">maxSize <text:s text:c="4"/></text:span><text:tab/><text:tab/>= 100000000</text:p>
      <text:p text:style-name="Style1"><text:s/><text:tab/><text:tab/><text:span text:style-name="T85">truncateSize</text:span><text:s/><text:tab/>= 20000000</text:p>
      <text:p text:style-name="Style1"><text:tab/>}</text:p>
      <text:p text:style-name="P86"/>
      <text:p text:style-name="Textbody"/>
      <text:p text:style-name="Normal">The "<text:span text:style-name="T87">maxSize</text:span>" parameter is the maximum size limit for the log file. After that it is automatically truncated, which means that<text:s/>the old data in the beginning of the file is automatically removed. The "<text:span text:style-name="T88">tru</text:span><text:span text:style-name="T89">n</text:span><text:span text:style-name="T90">cateSize</text:span>" is the preferred size of the log file after the truncate operation.</text:p>
      <text:p text:style-name="Normal"/>
      <text:p text:style-name="Normal">The debug log is used for debugging purposes. The debug log can contain whatever debug information that the developer has wanted to print into it (parameter values, code phase indicators, warnings, etc.). It is configured in the same way as the processing log.</text:p>
      <text:p text:style-name="Normal"/>
      <text:p text:style-name="P91"/>
      <text:p text:style-name="Style1"><text:tab/><text:span text:style-name="T92">debug-log</text:span><text:s/>:</text:p>
      <text:p text:style-name="Style1"><text:tab/>{</text:p>
      <text:p text:style-name="Style1"><text:s text:c="4"/><text:tab/><text:span text:style-name="T93">enabled<text:s/></text:span><text:s text:c="5"/><text:tab/><text:tab/>=<text:s/><text:span text:style-name="T94">false</text:span></text:p>
      <text:p text:style-name="Style1"><text:s text:c="4"/><text:tab/><text:span text:style-name="T95">file</text:span><text:s text:c="7"/><text:tab/><text:s/><text:tab/><text:tab/>= "/<text:span text:style-name="T96">tmp</text:span>/radon2smartmet_debug.log"</text:p>
      <text:p text:style-name="Style1"><text:s text:c="4"/><text:tab/><text:span text:style-name="T97">maxSize</text:span><text:s text:c="5"/><text:tab/><text:tab/>= 100000000</text:p>
      <text:p text:style-name="Style1"><text:s text:c="4"/><text:tab/><text:span text:style-name="T98">truncateSize</text:span><text:s/><text:tab/>= 20000000</text:p>
      <text:p text:style-name="Style1"><text:tab/>}</text:p>
      <text:p text:style-name="P99"/>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Liberation Sans Narrow" svg:font-family="Liberation Sans Narrow"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weight-complex="bold" fo:font-size="18pt" style:font-size-asian="18pt" fo:hyphenate="false"/>
    </style:style>
    <style:style style:name="Heading2" style:display-name="Heading 2" style:family="paragraph" style:parent-style-name="Heading" style:next-style-name="Textbody" style:default-outline-level="2">
      <style:paragraph-properties fo:margin-top="0.1402in" fo:margin-bottom="0.1402in"/>
      <style:text-properties style:font-weight-complex="bold" fo:hyphenate="false"/>
    </style:style>
    <style:style style:name="Heading3" style:display-name="Heading 3" style:family="paragraph" style:parent-style-name="Heading" style:next-style-name="Textbody" style:default-outline-level="3">
      <style:paragraph-properties fo:margin-top="0.1in" fo:margin-bottom="0.1in"/>
      <style:text-properties style:font-weight-complex="bold" fo:font-size="12pt" style:font-size-asian="12pt" fo:hyphenate="false"/>
    </style:style>
    <style:style style:name="Heading4" style:display-name="Heading 4" style:family="paragraph" style:parent-style-name="Heading" style:default-outline-level="4">
      <style:text-properties fo:font-size="10.5pt" style:font-size-asian="10.5pt" fo:hyphenate="false"/>
    </style:style>
    <style:style style:name="Heading5" style:display-name="Heading 5" style:family="paragraph" style:parent-style-name="Heading" style:default-outline-level="5">
      <style:text-properties fo:hyphenate="false"/>
    </style:style>
    <style:style style:name="Heading6" style:display-name="Heading 6" style:family="paragraph" style:parent-style-name="Heading" style:default-outline-level="6">
      <style:text-properties fo:hyphenate="false"/>
    </style:style>
    <style:style style:name="Heading7" style:display-name="Heading 7" style:family="paragraph" style:parent-style-name="Heading" style:default-outline-level="7">
      <style:text-properties fo:hyphenate="false"/>
    </style:style>
    <style:style style:name="Heading8" style:display-name="Heading 8" style:family="paragraph" style:parent-style-name="Heading" style:default-outline-level="8">
      <style:text-properties fo:hyphenate="false"/>
    </style:style>
    <style:style style:name="Heading9" style:display-name="Heading 9" style:family="paragraph" style:parent-style-name="Heading" style:default-outline-level="9">
      <style:text-properties fo:hyphenate="false"/>
    </style:style>
    <style:style style:name="Normal" style:display-name="Normal" style:family="paragraph">
      <style:paragraph-properties fo:line-height="110%"/>
      <style:text-properties style:font-name="Liberation Sans" style:font-name-asian="Liberation Sans" style:font-name-complex="Liberation Sans" fo:font-size="10pt" style:font-size-asian="10pt" style:font-size-complex="10pt"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Liberation Sans" style:font-name-asian="Liberation Sans" style:font-name-complex="Liberation Sans" fo:color="#000000"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Regular"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10%"/>
      <style:text-properties style:use-window-font-color="true" style:font-size-complex="10pt"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reformattedText" style:display-name="Preformatted Text" style:family="paragraph" style:parent-style-name="Standard">
      <style:paragraph-properties fo:background-color="#EEEEEE">
        <style:tab-stops>
          <style:tab-stop style:type="left" style:position="0.1in"/>
          <style:tab-stop style:type="left" style:position="0.4in"/>
          <style:tab-stop style:type="left" style:position="0.7in"/>
          <style:tab-stop style:type="left" style:position="1in"/>
          <style:tab-stop style:type="left" style:position="1.3in"/>
          <style:tab-stop style:type="left" style:position="1.6in"/>
          <style:tab-stop style:type="left" style:position="1.9in"/>
        </style:tab-stops>
      </style:paragraph-properties>
      <style:text-properties style:font-name="Liberation Mono" style:font-name-asian="Nimbus Mono L" style:font-name-complex="Liberation Mono" style:use-window-font-color="true" fo:font-size="10pt" style:font-size-asian="10pt" style:font-size-complex="10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font-weight="bold" style:font-weight-asian="bold" fo:color="#FFFFFF" fo:hyphenate="false"/>
    </style:style>
    <style:style style:name="Heading10" style:display-name="Heading 10" style:family="paragraph" style:parent-style-name="Heading">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font-weight="bold" style:font-weight-asian="bold" fo:hyphenate="false"/>
    </style:style>
    <style:style style:name="Contents2" style:display-name="Contents 2" style:family="paragraph" style:parent-style-name="Index">
      <style:text-properties fo:hyphenate="false"/>
    </style:style>
    <style:style style:name="Contents3" style:display-name="Contents 3" style:family="paragraph" style:parent-style-name="Index">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text:number-lines="false"/>
      <style:text-properties fo:hyphenate="false"/>
    </style:style>
    <style:style style:name="Header" style:display-name="Header" style:family="paragraph" style:parent-style-name="Standard">
      <style:text-properties fo:hyphenate="false"/>
    </style:style>
    <style:style style:name="CommandLine" style:display-name="CommandLine" style:family="paragraph" style:parent-style-name="Standard">
      <style:paragraph-properties>
        <style:tab-stops>
          <style:tab-stop style:type="left" style:position="0.2in"/>
        </style:tab-stops>
      </style:paragraph-properties>
      <style:text-properties style:font-name="Liberation Sans Narrow" style:font-name-asian="Liberation Sans Narrow" style:font-name-complex="Liberation Sans Narrow" fo:font-weight="bold" style:font-weight-asian="bold" fo:color="#000066"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Style1" style:display-name="Style1" style:family="paragraph" style:parent-style-name="PreformattedText">
      <style:paragraph-properties>
        <style:tab-stops>
          <style:tab-stop style:type="left" style:position="0.1in"/>
          <style:tab-stop style:type="left" style:position="0.2958in"/>
          <style:tab-stop style:type="left" style:position="0.4923in"/>
          <style:tab-stop style:type="left" style:position="0.6895in"/>
          <style:tab-stop style:type="left" style:position="0.8861in"/>
          <style:tab-stop style:type="left" style:position="1.0833in"/>
          <style:tab-stop style:type="left" style:position="1.3in"/>
          <style:tab-stop style:type="left" style:position="1.477in"/>
          <style:tab-stop style:type="left" style:position="1.6736in"/>
          <style:tab-stop style:type="left" style:position="1.9in"/>
        </style:tab-stops>
      </style:paragraph-properties>
      <style:text-properties fo:font-size="9pt" style:font-size-asian="9pt" style:font-size-complex="9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9pt" fo:hyphenate="false"/>
    </style:style>
    <style:style style:name="StandardChar" style:display-name="Standard Char" style:family="text" style:parent-style-name="DefaultParagraphFont">
      <style:text-properties style:font-name="Liberation Sans" style:font-name-asian="Liberation Sans" style:font-name-complex="Liberation Sans" fo:color="#000000" fo:font-size="10.5pt" style:font-size-asian="10.5pt"/>
    </style:style>
    <style:style style:name="PreformattedTextChar" style:display-name="Preformatted Text Char" style:family="text" style:parent-style-name="StandardChar">
      <style:text-properties style:font-name="Liberation Mono" style:font-name-asian="Nimbus Mono L" style:font-name-complex="Liberation Mono" fo:color="#000000" fo:font-size="10pt" style:font-size-asian="10pt" style:font-size-complex="10pt" fo:background-color="#EEEEEE"/>
    </style:style>
    <style:style style:name="Style1Char" style:display-name="Style1 Char" style:family="text" style:parent-style-name="PreformattedTextChar">
      <style:text-properties style:font-name="Liberation Mono" style:font-name-asian="Nimbus Mono L" style:font-name-complex="Liberation Mono" fo:color="#000000" fo:font-size="9pt" style:font-size-asian="9pt" style:font-size-complex="9pt" fo:background-color="#EEEEEE"/>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style:font-size-complex="9pt"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style:font-size-complex="9pt"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style:font-size-complex="9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style:font-name-complex="Mangal"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0416in" text:min-label-width="0.5in" text:list-level-position-and-space-mode="label-alignment">
          <style:list-level-label-alignment text:label-followed-by="listtab" fo:margin-left="0.5416in" fo:text-indent="-0.5in"/>
        </style:list-level-properties>
      </text:list-level-style-number>
      <text:list-level-style-number text:level="3" style:num-format="1" text:display-levels="3">
        <style:list-level-properties text:space-before="0.0833in" text:min-label-width="0.75in" text:list-level-position-and-space-mode="label-alignment">
          <style:list-level-label-alignment text:label-followed-by="listtab" fo:margin-left="0.8333in" fo:text-indent="-0.75in"/>
        </style:list-level-properties>
      </text:list-level-style-number>
      <text:list-level-style-number text:level="4" style:num-format="1" text:display-levels="4">
        <style:list-level-properties text:space-before="0.125in" text:min-label-width="1in" text:list-level-position-and-space-mode="label-alignment">
          <style:list-level-label-alignment text:label-followed-by="listtab" fo:margin-left="1.125in" fo:text-indent="-1in"/>
        </style:list-level-properties>
      </text:list-level-style-number>
      <text:list-level-style-number text:level="5" style:num-format="1" text:display-levels="5">
        <style:list-level-properties text:space-before="0.1666in" text:min-label-width="1in" text:list-level-position-and-space-mode="label-alignment">
          <style:list-level-label-alignment text:label-followed-by="listtab" fo:margin-left="1.1666in" fo:text-indent="-1in"/>
        </style:list-level-properties>
      </text:list-level-style-number>
      <text:list-level-style-number text:level="6" style:num-format="1" text:display-levels="6">
        <style:list-level-properties text:space-before="0.2083in" text:min-label-width="1.25in" text:list-level-position-and-space-mode="label-alignment">
          <style:list-level-label-alignment text:label-followed-by="listtab" fo:margin-left="1.4583in" fo:text-indent="-1.25in"/>
        </style:list-level-properties>
      </text:list-level-style-number>
      <text:list-level-style-number text:level="7"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format="1" text:display-levels="8">
        <style:list-level-properties text:space-before="0.2916in" text:min-label-width="1.75in" text:list-level-position-and-space-mode="label-alignment">
          <style:list-level-label-alignment text:label-followed-by="listtab" fo:margin-left="2.0416in" fo:text-indent="-1.75in"/>
        </style:list-level-properties>
      </text:list-level-style-number>
      <text:list-level-style-number text:level="9" style:num-format="1" text:display-levels="9">
        <style:list-level-properties text:space-before="0.3333in" text:min-label-width="2in" text:list-level-position-and-space-mode="label-alignment">
          <style:list-level-label-alignment text:label-followed-by="listtab" fo:margin-left="2.3333in" fo:text-indent="-2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5in" fo:margin-left="0.7812in" fo:margin-bottom="0.5in" fo:margin-right="0.785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44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ku Koskela</meta:initial-creator>
    <dc:creator>Markku Koskela</dc:creator>
    <meta:creation-date>2022-01-03T08:27:00Z</meta:creation-date>
    <dc:date>2022-01-03T08:27:00Z</dc:date>
    <meta:print-date>2022-01-03T08:26:00Z</meta:print-date>
    <meta:template xlink:href="Normal.dotm" xlink:type="simple"/>
    <meta:editing-cycles>2</meta:editing-cycles>
    <meta:editing-duration>PT60S</meta:editing-duration>
    <meta:document-statistic meta:page-count="5" meta:paragraph-count="16" meta:word-count="1259" meta:character-count="8425" meta:row-count="59" meta:non-whitespace-character-count="7182"/>
  </office:meta>
</office:document-meta>
</file>